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ál" style:family="paragraph">
      <style:text-properties fo:font-size="14pt" style:font-size-asian="14pt" style:font-size-complex="14pt"/>
    </style:style>
    <style:style style:name="T3" style:parent-style-name="Bekezdésalapbetűtípusa" style:family="text">
      <style:text-properties fo:font-size="14pt" style:font-size-asian="14pt" style:font-size-complex="14pt"/>
    </style:style>
    <style:style style:name="T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Bekezdésalapbetűtípusa" style:family="text">
      <style:text-properties fo:font-size="14pt" style:font-size-asian="14pt" style:font-size-complex="14pt"/>
    </style:style>
    <style:style style:name="T6" style:parent-style-name="Bekezdésalapbetűtípusa" style:family="text">
      <style:text-properties fo:font-size="14pt" style:font-size-asian="14pt" style:font-size-complex="14pt"/>
    </style:style>
    <style:style style:name="T7" style:parent-style-name="Bekezdésalapbetűtípusa" style:family="text">
      <style:text-properties fo:font-size="14pt" style:font-size-asian="14pt" style:font-size-complex="14pt"/>
    </style:style>
    <style:style style:name="T8" style:parent-style-name="Bekezdésalapbetűtípusa" style:family="text">
      <style:text-properties fo:font-size="14pt" style:font-size-asian="14pt" style:font-size-complex="14pt"/>
    </style:style>
    <style:style style:name="T9" style:parent-style-name="Bekezdésalapbetűtípusa" style:family="text">
      <style:text-properties fo:font-size="14pt" style:font-size-asian="14pt" style:font-size-complex="14pt"/>
    </style:style>
    <style:style style:name="T10" style:parent-style-name="Bekezdésalapbetűtípusa" style:family="text">
      <style:text-properties fo:font-size="14pt" style:font-size-asian="14pt" style:font-size-complex="14pt"/>
    </style:style>
    <style:style style:name="T11" style:parent-style-name="Bekezdésalapbetűtípusa" style:family="text">
      <style:text-properties fo:font-size="14pt" style:font-size-asian="14pt" style:font-size-complex="14pt"/>
    </style:style>
    <style:style style:name="T12" style:parent-style-name="Bekezdésalapbetűtípusa" style:family="text">
      <style:text-properties fo:font-size="14pt" style:font-size-asian="14pt" style:font-size-complex="14pt"/>
    </style:style>
    <style:style style:name="T13" style:parent-style-name="Bekezdésalapbetűtípusa" style:family="text">
      <style:text-properties fo:font-size="14pt" style:font-size-asian="14pt" style:font-size-complex="14pt"/>
    </style:style>
    <style:style style:name="T14" style:parent-style-name="Bekezdésalapbetűtípusa" style:family="text">
      <style:text-properties fo:font-size="14pt" style:font-size-asian="14pt" style:font-size-complex="14pt"/>
    </style:style>
    <style:style style:name="T15" style:parent-style-name="Bekezdésalapbetűtípusa" style:family="text">
      <style:text-properties fo:font-size="14pt" style:font-size-asian="14pt" style:font-size-complex="14pt"/>
    </style:style>
    <style:style style:name="T16" style:parent-style-name="Bekezdésalapbetűtípusa" style:family="text">
      <style:text-properties fo:font-size="14pt" style:font-size-asian="14pt" style:font-size-complex="14pt"/>
    </style:style>
    <style:style style:name="T1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Bekezdésalapbetűtípusa" style:family="text">
      <style:text-properties fo:font-size="14pt" style:font-size-asian="14pt" style:font-size-complex="14pt"/>
    </style:style>
    <style:style style:name="P19" style:parent-style-name="Normál" style:family="paragraph">
      <style:text-properties fo:font-size="14pt" style:font-size-asian="14pt" style:font-size-complex="14pt"/>
    </style:style>
    <style:style style:name="P20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ál" style:list-style-name="LFO1" style:family="paragraph"/>
    <style:style style:name="T2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Bekezdésalapbetűtípusa" style:family="text">
      <style:text-properties fo:font-size="14pt" style:font-size-asian="14pt" style:font-size-complex="14pt"/>
    </style:style>
    <style:style style:name="P24" style:parent-style-name="Normál" style:list-style-name="LFO1" style:family="paragraph"/>
    <style:style style:name="T2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Bekezdésalapbetűtípusa" style:family="text">
      <style:text-properties fo:font-size="14pt" style:font-size-asian="14pt" style:font-size-complex="14pt"/>
    </style:style>
    <style:style style:name="T27" style:parent-style-name="Bekezdésalapbetűtípusa" style:family="text">
      <style:text-properties fo:font-size="14pt" style:font-size-asian="14pt" style:font-size-complex="14pt"/>
    </style:style>
    <style:style style:name="T28" style:parent-style-name="Bekezdésalapbetűtípusa" style:family="text">
      <style:text-properties fo:font-size="14pt" style:font-size-asian="14pt" style:font-size-complex="14pt"/>
    </style:style>
    <style:style style:name="T29" style:parent-style-name="Bekezdésalapbetűtípusa" style:family="text">
      <style:text-properties fo:font-size="14pt" style:font-size-asian="14pt" style:font-size-complex="14pt"/>
    </style:style>
    <style:style style:name="T30" style:parent-style-name="Bekezdésalapbetűtípusa" style:family="text">
      <style:text-properties fo:font-size="14pt" style:font-size-asian="14pt" style:font-size-complex="14pt"/>
    </style:style>
    <style:style style:name="T31" style:parent-style-name="Bekezdésalapbetűtípusa" style:family="text">
      <style:text-properties fo:font-size="14pt" style:font-size-asian="14pt" style:font-size-complex="14pt"/>
    </style:style>
    <style:style style:name="T32" style:parent-style-name="Bekezdésalapbetűtípusa" style:family="text">
      <style:text-properties fo:font-size="14pt" style:font-size-asian="14pt" style:font-size-complex="14pt"/>
    </style:style>
    <style:style style:name="P33" style:parent-style-name="Normál" style:list-style-name="LFO1" style:family="paragraph"/>
    <style:style style:name="T3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Bekezdésalapbetűtípusa" style:family="text">
      <style:text-properties fo:font-size="14pt" style:font-size-asian="14pt" style:font-size-complex="14pt"/>
    </style:style>
    <style:style style:name="T36" style:parent-style-name="Bekezdésalapbetűtípusa" style:family="text">
      <style:text-properties fo:font-size="14pt" style:font-size-asian="14pt" style:font-size-complex="14pt"/>
    </style:style>
    <style:style style:name="T37" style:parent-style-name="Bekezdésalapbetűtípusa" style:family="text">
      <style:text-properties fo:font-size="14pt" style:font-size-asian="14pt" style:font-size-complex="14pt"/>
    </style:style>
    <style:style style:name="P38" style:parent-style-name="Normál" style:list-style-name="LFO1" style:family="paragraph"/>
    <style:style style:name="T3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Bekezdésalapbetűtípusa" style:family="text">
      <style:text-properties fo:font-size="14pt" style:font-size-asian="14pt" style:font-size-complex="14pt"/>
    </style:style>
    <style:style style:name="P41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ál" style:list-style-name="LFO2" style:family="paragraph"/>
    <style:style style:name="T4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Bekezdésalapbetűtípusa" style:family="text">
      <style:text-properties fo:font-size="14pt" style:font-size-asian="14pt" style:font-size-complex="14pt"/>
    </style:style>
    <style:style style:name="P45" style:parent-style-name="Normál" style:list-style-name="LFO2" style:family="paragraph"/>
    <style:style style:name="T4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Bekezdésalapbetűtípusa" style:family="text">
      <style:text-properties fo:font-size="14pt" style:font-size-asian="14pt" style:font-size-complex="14pt"/>
    </style:style>
    <style:style style:name="T48" style:parent-style-name="Bekezdésalapbetűtípusa" style:family="text">
      <style:text-properties fo:font-size="14pt" style:font-size-asian="14pt" style:font-size-complex="14pt"/>
    </style:style>
    <style:style style:name="T49" style:parent-style-name="Bekezdésalapbetűtípusa" style:family="text">
      <style:text-properties fo:font-size="14pt" style:font-size-asian="14pt" style:font-size-complex="14pt"/>
    </style:style>
    <style:style style:name="T50" style:parent-style-name="Bekezdésalapbetűtípusa" style:family="text">
      <style:text-properties fo:font-size="14pt" style:font-size-asian="14pt" style:font-size-complex="14pt"/>
    </style:style>
    <style:style style:name="T51" style:parent-style-name="Bekezdésalapbetűtípusa" style:family="text">
      <style:text-properties fo:font-size="14pt" style:font-size-asian="14pt" style:font-size-complex="14pt"/>
    </style:style>
    <style:style style:name="P52" style:parent-style-name="Normál" style:list-style-name="LFO2" style:family="paragraph"/>
    <style:style style:name="T5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Bekezdésalapbetűtípusa" style:family="text">
      <style:text-properties fo:font-size="14pt" style:font-size-asian="14pt" style:font-size-complex="14pt"/>
    </style:style>
    <style:style style:name="P55" style:parent-style-name="Normál" style:list-style-name="LFO2" style:family="paragraph"/>
    <style:style style:name="T5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Bekezdésalapbetűtípusa" style:family="text">
      <style:text-properties fo:font-size="14pt" style:font-size-asian="14pt" style:font-size-complex="14pt"/>
    </style:style>
    <style:style style:name="T58" style:parent-style-name="Bekezdésalapbetűtípusa" style:family="text">
      <style:text-properties fo:font-size="14pt" style:font-size-asian="14pt" style:font-size-complex="14pt"/>
    </style:style>
    <style:style style:name="T59" style:parent-style-name="Bekezdésalapbetűtípusa" style:family="text">
      <style:text-properties fo:font-size="14pt" style:font-size-asian="14pt" style:font-size-complex="14pt"/>
    </style:style>
    <style:style style:name="P60" style:parent-style-name="Normál" style:list-style-name="LFO2" style:family="paragraph"/>
    <style:style style:name="T6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62" style:parent-style-name="Normál" style:list-style-name="LFO2" style:family="paragraph">
      <style:text-properties fo:font-size="14pt" style:font-size-asian="14pt" style:font-size-complex="14pt"/>
    </style:style>
    <style:style style:name="P63" style:parent-style-name="Normál" style:list-style-name="LFO2" style:family="paragraph">
      <style:text-properties fo:font-size="14pt" style:font-size-asian="14pt" style:font-size-complex="14pt"/>
    </style:style>
    <style:style style:name="P64" style:parent-style-name="Normál" style:list-style-name="LFO2" style:family="paragraph">
      <style:text-properties fo:font-size="14pt" style:font-size-asian="14pt" style:font-size-complex="14pt"/>
    </style:style>
    <style:style style:name="P65" style:parent-style-name="Normál" style:list-style-name="LFO2" style:family="paragraph"/>
    <style:style style:name="T6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Bekezdésalapbetűtípusa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&lt;h2&gt;A kereső játék használata&lt;/h2&gt;</text:p>
      <text:p text:style-name="P2">&lt;p&gt;A<text:s/>Kereső játékban a cél, hogy a játéktáblán található összes<text:s/>elrejtett célpontot<text:s/>elkerüljünk, és az összes<text:s/>többi<text:s/>mezőt<text:s/>pedig<text:s/>felfedjünk.&lt;/p&gt;</text:p>
      <text:p text:style-name="Normál"><text:span text:style-name="T3">&lt;p&gt;Kattints a </text:span><text:span text:style-name="T4">bal egérgombbal</text:span><text:span text:style-name="T5"> a mezőkre a felfedéshez; a<text:s/></text:span><text:span text:style-name="T6">felfedett mezőn lévő szám megmutatja, hogy hány<text:s/></text:span><text:span text:style-name="T7">cé</text:span><text:span text:style-name="T8">lpont</text:span><text:span text:style-name="T9"><text:s/>van a 8 szomszédos mezőben</text:span><text:span text:style-name="T10">, amit el kell kerülnöd</text:span><text:span text:style-name="T11">.&lt;/p&gt;</text:span></text:p>
      <text:p text:style-name="Normál"><text:span text:style-name="T12">&lt;p&gt;Ha biztos vagy benne, hogy egy mező alatt<text:s/></text:span><text:span text:style-name="T13">cél</text:span><text:span text:style-name="T14">pont</text:span><text:span text:style-name="T15"><text:s/>van, </text:span><text:span text:style-name="T16">akkor a<text:s/></text:span><text:span text:style-name="T17">jobb egérgombbal</text:span><text:span text:style-name="T18"> jelöld meg zászlóval (ez megakadályozza a véletlen felfedést).&lt;/p&gt;</text:span></text:p>
      <text:p text:style-name="P19">&lt;p&gt;Ha egy mező<text:s/>célpontot<text:s/>rejt, és rákattintasz,<text:s/>akkor pedig<text:s/>elveszíted a játékot.&lt;/p&gt;</text:p>
      <text:p text:style-name="P20">&lt;h2&gt;Az alapvető játékmenet&lt;/h2&gt;</text:p>
      <text:list text:style-name="LFO1" text:continue-numbering="true">
        <text:list-item>
          <text:p text:style-name="P21"><text:span text:style-name="T22">Bal egérgomb:</text:span><text:span text:style-name="T23"> A mező felfedéséhez kattints rá.</text:span></text:p>
        </text:list-item>
        <text:list-item>
          <text:p text:style-name="P24"><text:span text:style-name="T25">Jobb egérgomb:</text:span><text:span text:style-name="T26"> A feltételezett<text:s/></text:span><text:span text:style-name="T27">célpont</text:span><text:span text:style-name="T28"><text:s/>megjelölés</text:span><text:span text:style-name="T29">e zászlóval, vagy</text:span><text:span text:style-name="T30"><text:s/></text:span><text:span text:style-name="T31">e</text:span><text:span text:style-name="T32">gy újabb jobb klikk eltávolítja a zászlót.</text:span></text:p>
        </text:list-item>
        <text:list-item>
          <text:p text:style-name="P33"><text:span text:style-name="T34">Felfedezés:</text:span><text:span text:style-name="T35"> Ha egy számmal jelölt mezőt fedezel fel, az a szám megmutatja a szomszédos<text:s/></text:span><text:span text:style-name="T36">célpontok</text:span><text:span text:style-name="T37"><text:s/>számát.</text:span></text:p>
        </text:list-item>
        <text:list-item>
          <text:p text:style-name="P38"><text:span text:style-name="T39">Automatikus felfedés:</text:span><text:span text:style-name="T40"> Ha egy számozott mező körül az összes szomszédos mezőn zászló van, és a szomszédos mezők száma megegyezik a számmal, akkor a gép automatikusan felfedi a többi nem jelölt szomszédos mezőt. </text:span></text:p>
        </text:list-item>
      </text:list>
      <text:p text:style-name="P41">Tippek és stratégiák</text:p>
      <text:list text:style-name="LFO2" text:continue-numbering="true">
        <text:list-item>
          <text:p text:style-name="P42"><text:span text:style-name="T43">Kezdj középen:</text:span><text:span text:style-name="T44"> Gyakran érdemes a tábla közepe felé kezdeni a felfedést, mert így nagyobb területet szabadíthatsz fel egyetlen mozdulattal.</text:span></text:p>
        </text:list-item>
        <text:list-item>
          <text:p text:style-name="P45"><text:span text:style-name="T46">Figyeld a számokat:</text:span><text:span text:style-name="T47"> Ha egy számozott mező körül annyi<text:s/></text:span><text:span text:style-name="T48">célpontot</text:span><text:span text:style-name="T49"><text:s/>jelöltél meg, amennyi a szám, akkor az összes többi szomszédos mező<text:s/></text:span><text:span text:style-name="T50">célpont</text:span><text:span text:style-name="T51">mentes, és ezeket is nyugodtan felfedheted.</text:span></text:p>
        </text:list-item>
        <text:list-item>
          <text:p text:style-name="P52"><text:span text:style-name="T53">Ne jelölj túl:</text:span><text:span text:style-name="T54"> Csak akkor jelölj meg egy mezőt zászlóval, ha biztos vagy benne. A zászlók megjelölése nem feltétlenül a leggyorsabb módja a győzelemnek.</text:span></text:p>
        </text:list-item>
        <text:list-item>
          <text:p text:style-name="P55"><text:span text:style-name="T56">Használj mintázatokat:</text:span><text:span text:style-name="T57"> Figyeld meg a mintázatokat, például a 1-2-1 mintázatot, amely arra utal, hogy a középső mező alatt biztosan<text:s/></text:span><text:span text:style-name="T58">célpont</text:span><text:span text:style-name="T59"><text:s/>van.</text:span></text:p>
        </text:list-item>
        <text:list-item>
          <text:p text:style-name="P60"><text:span text:style-name="T61">Használj billentyűzetparancsokat (ha van ilyen funkció):</text:span></text:p>
          <text:list text:continue-numbering="true">
            <text:list-item>
              <text:p text:style-name="P62">F2: Új játék indítása.</text:p>
            </text:list-item>
            <text:list-item>
              <text:p text:style-name="P63">Enter: Mező felfedése (ha az egér a mező felett<text:s/>van).</text:p>
            </text:list-item>
            <text:list-item>
              <text:p text:style-name="P64">Szóköz: A zászló/kérdőjel váltogatása (ha az egér a mező felett van).</text:p>
            </text:list-item>
          </text:list>
        </text:list-item>
        <text:list-item>
          <text:p text:style-name="P65"><text:span text:style-name="T66">Türelmesen:</text:span><text:span text:style-name="T67"> Ha nem vagy biztos a következő lépésben, lassíts, és gondolkodj el a lehetőségeken. A legfontosabb a logikai következtetés, nem a gyorsaság. </text:span></text:p>
        </text:list-item>
      </text:list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 Home</meta:initial-creator>
    <dc:creator>User Home</dc:creator>
    <meta:creation-date>2025-10-29T07:17:00Z</meta:creation-date>
    <dc:date>2025-10-29T08:27:00Z</dc:date>
    <meta:template xlink:href="Normal.dotm" xlink:type="simple"/>
    <meta:editing-cycles>11</meta:editing-cycles>
    <meta:editing-duration>PT2760S</meta:editing-duration>
    <meta:document-statistic meta:page-count="1" meta:paragraph-count="4" meta:word-count="264" meta:character-count="2084" meta:row-count="15" meta:non-whitespace-character-count="1824"/>
  </office:meta>
</office:document-meta>
</file>